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text-position="0% 100%" fo:font-size="12pt" fo:font-weight="normal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text-position="0% 100%" fo:font-size="12pt" fo:font-weight="bold" style:font-size-asian="10.5pt" style:font-weight-asian="bold" style:font-size-complex="12pt" style:font-weight-complex="bold"/>
    </style:style>
    <style:style style:name="P4" style:family="paragraph" style:parent-style-name="Standard" style:list-style-name="L1">
      <style:paragraph-properties fo:text-align="start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5" style:family="paragraph" style:parent-style-name="Standard" style:list-style-name="L2">
      <style:paragraph-properties fo:text-align="start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6" style:family="paragraph" style:parent-style-name="Standard" style:list-style-name="L1">
      <style:paragraph-properties fo:text-align="start" style:justify-single-word="false"/>
      <style:text-properties style:text-position="0% 100%" fo:font-size="12pt" fo:font-weight="normal" style:font-size-asian="10.5pt" style:font-weight-asian="normal" style:font-size-complex="12pt" style:font-weight-complex="normal"/>
    </style:style>
    <style:style style:name="P7" style:family="paragraph" style:parent-style-name="Standard" style:list-style-name="L2">
      <style:paragraph-properties fo:text-align="start" style:justify-single-word="false"/>
      <style:text-properties style:text-position="0% 100%" fo:font-size="12pt" fo:font-weight="normal" style:font-size-asian="10.5pt" style:font-weight-asian="normal" style:font-size-complex="12pt" style:font-weight-complex="normal"/>
    </style:style>
    <style:style style:name="P8" style:family="paragraph" style:parent-style-name="Standard" style:list-style-name="L3">
      <style:paragraph-properties fo:text-align="start" style:justify-single-word="false"/>
      <style:text-properties style:text-position="0% 100%" fo:font-size="12pt" fo:font-weight="normal" style:font-size-asian="10.5pt" style:font-weight-asian="normal" style:font-size-complex="12pt" style:font-weight-complex="normal"/>
    </style:style>
    <style:style style:name="P9" style:family="paragraph" style:parent-style-name="Standard" style:list-style-name="L4">
      <style:paragraph-properties fo:text-align="start" style:justify-single-word="false"/>
      <style:text-properties style:text-position="0% 100%" fo:font-size="12pt" fo:font-weight="normal" style:font-size-asian="10.5pt" style:font-weight-asian="normal" style:font-size-complex="12pt" style:font-weight-complex="normal"/>
    </style:style>
    <style:style style:name="P10" style:family="paragraph" style:parent-style-name="Standard" style:list-style-name="L1">
      <style:paragraph-properties fo:text-align="start" style:justify-single-word="false"/>
      <style:text-properties style:text-position="0% 100%" fo:font-size="12pt" fo:font-weight="normal" officeooo:rsid="000f766e" officeooo:paragraph-rsid="000f766e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text-position="0% 100%" fo:font-size="12pt" fo:font-weight="normal" officeooo:rsid="0010774d" officeooo:paragraph-rsid="0010774d" style:font-size-asian="10.5pt" style:font-weight-asian="normal" style:font-size-complex="12pt" style:font-weight-complex="normal"/>
    </style:style>
    <style:style style:name="P12" style:family="paragraph" style:parent-style-name="Standard" style:list-style-name="L5">
      <style:paragraph-properties fo:text-align="start" style:justify-single-word="false"/>
      <style:text-properties style:text-position="0% 100%" fo:font-size="12pt" fo:font-weight="normal" officeooo:rsid="0010774d" officeooo:paragraph-rsid="0010774d" style:font-size-asian="10.5pt" style:font-weight-asian="normal" style:font-size-complex="12pt" style:font-weight-complex="normal"/>
    </style:style>
    <style:style style:name="P13" style:family="paragraph" style:parent-style-name="Standard" style:list-style-name="L5">
      <style:paragraph-properties fo:text-align="start" style:justify-single-word="false"/>
      <style:text-properties style:text-position="0% 100%" fo:font-size="12pt" fo:font-weight="normal" officeooo:rsid="0010774d" officeooo:paragraph-rsid="0011b3d1" style:font-size-asian="10.5pt" style:font-weight-asian="normal" style:font-size-complex="12pt" style:font-weight-complex="normal"/>
    </style:style>
    <style:style style:name="T1" style:family="text">
      <style:text-properties style:text-position="sub 58%"/>
    </style:style>
    <style:style style:name="T2" style:family="text">
      <style:text-properties style:text-position="0% 100%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0e5b4a"/>
    </style:style>
    <style:style style:name="T5" style:family="text">
      <style:text-properties officeooo:rsid="0011b3d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ree protocol</text:p>
      <text:p text:style-name="P1"/>
      <text:list xml:id="list1538898007" text:style-name="L1">
        <text:list-item>
          <text:p text:style-name="P4">There is a partial ordering '→' on the set, D = {d<text:span text:style-name="T1">1</text:span><text:span text:style-name="T2">, d</text:span><text:span text:style-name="T1">2</text:span><text:span text:style-name="T2">, …, d</text:span><text:span text:style-name="T1">h</text:span><text:span text:style-name="T2">}, of all data items. If d</text:span><text:span text:style-name="T1">i </text:span><text:span text:style-name="T2">→</text:span><text:span text:style-name="T1"> </text:span><text:span text:style-name="T2">d</text:span><text:span text:style-name="T1">j</text:span><text:span text:style-name="T2">, then any transaction accessing both d</text:span><text:span text:style-name="T1">i </text:span><text:span text:style-name="T2"><text:s/>and d</text:span><text:span text:style-name="T1">j</text:span><text:span text:style-name="T2"> must access d</text:span><text:span text:style-name="T1">i </text:span><text:span text:style-name="T2">before accessing d</text:span><text:span text:style-name="T1">j</text:span><text:span text:style-name="T2">. This partial ordering may be the result of either the logical or physical organization of data or may be present for the sole purpose of concurrency control.</text:span></text:p>
        </text:list-item>
        <text:list-item>
          <text:p text:style-name="P6">The only lock allowed is the exclusive lock. A transaction can lock a data item at most once and must follow the following rules</text:p>
          <text:list>
            <text:list-item>
              <text:p text:style-name="P6">The first lock of by a transaction may be on any item.</text:p>
            </text:list-item>
            <text:list-item>
              <text:p text:style-name="P6">Subsequently, a data item can be locked by a transaction only if its parent<text:span text:style-name="T3">(not all its ancestors)</text:span> is already locked by the transaction.</text:p>
            </text:list-item>
            <text:list-item>
              <text:p text:style-name="P6">Data items may be unlocked at any time.</text:p>
            </text:list-item>
            <text:list-item>
              <text:p text:style-name="P6">A data item once locked and unlocked cannot be locked again.</text:p>
            </text:list-item>
          </text:list>
        </text:list-item>
        <text:list-item>
          <text:p text:style-name="P6">Deadlocks occur if one transaction holds a lock on a data item A and requests a lock on data item B which is held by another transaction which itself is seeking a lock on A. This cannot happen in a tree protocol because of the ordering. </text:p>
          <text:list>
            <text:list-item>
              <text:p text:style-name="P6">Assume B is the parent of A. A transaction cannot hold the lock of A and then try to acquire that of B.</text:p>
            </text:list-item>
            <text:list-item>
              <text:p text:style-name="P6">Similarly if A is the parent of B, a transaction cannot hold the lock of B and then try to acquire that of B.</text:p>
            </text:list-item>
            <text:list-item>
              <text:p text:style-name="P10">What if A and B are not in a parent child relationship.</text:p>
            </text:list-item>
          </text:list>
        </text:list-item>
        <text:list-item>
          <text:p text:style-name="P6">All schedules that are legal under the tree protocol are conflict serializable.</text:p>
          <text:list>
            <text:list-item>
              <text:p text:style-name="P6">This is because all conflicting operations are ordered by the the first lock on the first common ancestor of the data item under contention.</text:p>
            </text:list-item>
          </text:list>
        </text:list-item>
      </text:list>
      <text:p text:style-name="P2"/>
      <text:p text:style-name="P3">Dealing with cascading aborts and recoverability</text:p>
      <text:list xml:id="list1538986607" text:continue-numbering="true" text:style-name="L1">
        <text:list-item>
          <text:p text:style-name="P6">Tree protocols can be made cascade-less and hence recoverable by ensuring that locks are held until the end. This reduces concurrency though.</text:p>
        </text:list-item>
        <text:list-item>
          <text:p text:style-name="P6">There is an alternative that improves concurrency but ensures only recoverability. It basically ensures that transactions which do reads on data items written by other transactions <text:s/>commit only after those transactions.</text:p>
        </text:list-item>
      </text:list>
      <text:p text:style-name="P2"/>
      <text:p text:style-name="P3">Advantages</text:p>
      <text:list xml:id="list1124523896" text:style-name="L2">
        <text:list-item>
          <text:p text:style-name="P5">No deadlocks as there is a mandated ordering in access of data. Thus no rollbacks are required.</text:p>
        </text:list-item>
        <text:list-item>
          <text:p text:style-name="P5">This mandated ordering in access of data also helps generate conflict-serializable schedules not allowed in 2PL</text:p>
        </text:list-item>
        <text:list-item>
          <text:p text:style-name="P7">Also unlocking may also occur earlier compared to 2PL. <text:span text:style-name="T4">E</text:span>arlier unlocking may lead to shorter waiting times and to an increase in concurrency.</text:p>
        </text:list-item>
      </text:list>
      <text:p text:style-name="P2"/>
      <text:p text:style-name="P3">Disadvantages</text:p>
      <text:list xml:id="list979780581" text:style-name="L3">
        <text:list-item>
          <text:p text:style-name="P8">A transaction may have to lock data items it does not access. This additional locking results in increasing locking overhead, the possibility of additional waiting time and thus a potential decrease in concurrency.</text:p>
        </text:list-item>
      </text:list>
      <text:p text:style-name="P2"/>
      <text:p text:style-name="P3">Tree with dummy node protocol to increase concurrency</text:p>
      <text:list xml:id="list998097096" text:style-name="L4">
        <text:list-item>
          <text:p text:style-name="P9">In the tree protocol, if a transaction, T<text:span text:style-name="T1">i</text:span>, has locked a parent, A, for the purposes of accessing its child, B, and is waiting to acquire a lock B(which has been locked by yet another transaction) it basically blocks transactions seeking to access A.</text:p>
        </text:list-item>
        <text:list-item>
          <text:p text:style-name="P9">In this variation of the tree protocol, a dummy vertex is inserted between each pair of vertices in the tree. Thus a transaction seeking to lock a parent for the sole purposes of <text:soft-page-break/>accessing its child does not block other transactions seeking access to the parent.</text:p>
        </text:list-item>
        <text:list-item>
          <text:p text:style-name="P9">Holding a lock on the dummy node is also called edge locks.</text:p>
        </text:list-item>
      </text:list>
      <text:p text:style-name="P2"/>
      <text:p text:style-name="P11">Tree protocol in review</text:p>
      <text:list xml:id="list872758393" text:style-name="L5">
        <text:list-item>
          <text:p text:style-name="P13"><text:span text:style-name="T5">No Deadlocks</text:span></text:p>
        </text:list-item>
        <text:list-item>
          <text:p text:style-name="P12">Shorter waiting times – Increase in concurrency</text:p>
        </text:list-item>
        <text:list-item>
          <text:p text:style-name="P12">Increase in locking overhead</text:p>
        </text:list-item>
        <text:list-item>
          <text:p text:style-name="P12">Unnecessary locking</text:p>
          <text:list>
            <text:list-item>
              <text:p text:style-name="P12">Use dummy nodes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mpa </meta:initial-creator>
    <meta:creation-date>2012-04-17T18:53:16</meta:creation-date>
    <dc:date>2013-02-05T17:16:34</dc:date>
    <dc:creator>Kempa </dc:creator>
    <meta:editing-duration>PT1H59M18S</meta:editing-duration>
    <meta:editing-cycles>19</meta:editing-cycles>
    <meta:generator>LibreOffice/3.6$Linux_x86 LibreOffice_project/360m1$Build-2</meta:generator>
    <meta:document-statistic meta:table-count="0" meta:image-count="0" meta:object-count="0" meta:page-count="2" meta:paragraph-count="32" meta:word-count="593" meta:character-count="3275" meta:non-whitespace-character-count="2737"/>
  </office:meta>
</office:document-meta>
</file>